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02cm" fo:min-width="3.437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783cm" fo:min-width="2.438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559cm" fo:min-width="2.214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665cm" fo:min-width="0.872cm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258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.02cm" fo:min-width="3.564cm"/>
    </style:style>
    <style:style style:name="gr9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P1" style:family="paragraph">
      <style:paragraph-properties fo:text-align="center"/>
      <style:text-properties style:font-name="Liberation Mono"/>
    </style:style>
    <style:style style:name="P2" style:family="paragraph">
      <loext:graphic-properties draw:fill="none"/>
      <style:paragraph-properties fo:text-align="center"/>
      <style:text-properties style:font-name="Liberation Mono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T1" style:family="text">
      <style:text-properties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3.937cm" svg:height="1.27cm" svg:x="5.88cm" svg:y="3.516cm">
          <text:p text:style-name="P1"><text:span text:style-name="T1">x = 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3.937cm" svg:height="1.27cm" svg:x="5.88cm" svg:y="5.616cm">
          <text:p text:style-name="P1"><text:span text:style-name="T1">cin &gt;&gt; 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3.048cm" svg:height="1.143cm" svg:x="6.324cm" svg:y="1.7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1" draw:id="id11" draw:layer="layout" svg:width="3.048cm" svg:height="1.143cm" svg:x="13.827cm" svg:y="17.764cm">
          <text:p text:style-name="P1"><text:span text:style-name="T1">en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" draw:id="id1" draw:layer="layout" svg:width="3.302cm" svg:height="2.201cm" svg:x="6.197cm" svg:y="8.246cm">
          <text:p text:style-name="P1"><text:span text:style-name="T1">c==’A’</text:span></text:p>
          <draw:enhanced-geometry svg:viewBox="0 0 21600 21600" draw:glue-points="10800 0 0 10800 10800 21600 21600 10800" draw:text-areas="?f3 ?f3 ?f4 ?f4" draw:mirror-horizontal="false" draw:mirror-vertical="false" draw:type="hexagon" draw:modifiers="108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5" draw:text-style-name="P3" draw:layer="layout" svg:x1="6.197cm" svg:y1="9.347cm" svg:x2="5.127cm" svg:y2="10.301cm" draw:start-shape="id1" draw:start-glue-point="5" draw:end-shape="id2" draw:end-glue-point="0" svg:d="M6197 9347h-1070v954" svg:viewBox="0 0 1071 955">
          <text:p/>
        </draw:connector>
        <draw:custom-shape draw:style-name="gr1" draw:text-style-name="P2" xml:id="id2" draw:id="id2" draw:layer="layout" svg:width="3.937cm" svg:height="1.27cm" svg:x="3.159cm" svg:y="10.301cm">
          <text:p text:style-name="P1"><text:span text:style-name="T1">x+=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3.302cm" svg:height="2.201cm" svg:x="9.808cm" svg:y="10.346cm">
          <text:p text:style-name="P1"><text:span text:style-name="T1">c==’B’</text:span></text:p>
          <draw:enhanced-geometry svg:viewBox="0 0 21600 21600" draw:glue-points="10800 0 0 10800 10800 21600 21600 10800" draw:text-areas="?f3 ?f3 ?f4 ?f4" draw:mirror-horizontal="false" draw:mirror-vertical="false" draw:type="hexagon" draw:modifiers="108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5" draw:text-style-name="P3" draw:layer="layout" svg:x1="9.499cm" svg:y1="9.347cm" svg:x2="11.459cm" svg:y2="10.346cm" draw:start-shape="id1" draw:start-glue-point="7" draw:end-shape="id3" draw:end-glue-point="4" svg:d="M9499 9347h1960v999" svg:viewBox="0 0 1961 1000">
          <text:p/>
        </draw:connector>
        <draw:frame draw:style-name="gr6" draw:text-style-name="P4" draw:layer="layout" svg:width="2.159cm" svg:height="0.962cm" svg:x="4.556cm" svg:y="8.523cm">
          <draw:text-box>
            <text:p>true</text:p>
          </draw:text-box>
        </draw:frame>
        <draw:frame draw:style-name="gr7" draw:text-style-name="P4" draw:layer="layout" svg:width="2.159cm" svg:height="0.962cm" svg:x="9.857cm" svg:y="8.523cm">
          <draw:text-box>
            <text:p>false</text:p>
          </draw:text-box>
        </draw:frame>
        <draw:custom-shape draw:style-name="gr8" draw:text-style-name="P2" xml:id="id6" draw:id="id6" draw:layer="layout" svg:width="4.064cm" svg:height="1.27cm" svg:x="7.096cm" svg:y="14.195cm">
          <text:p text:style-name="P1"><text:span text:style-name="T1">x+=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3.11cm" svg:y1="11.447cm" svg:x2="15.351cm" svg:y2="13.257cm" draw:start-shape="id3" draw:start-glue-point="7" draw:end-shape="id4" draw:end-glue-point="0" svg:d="M13110 11447h2241v1810" svg:viewBox="0 0 2242 1811">
          <text:p/>
        </draw:connector>
        <draw:frame draw:style-name="gr6" draw:text-style-name="P4" draw:layer="layout" svg:width="2.159cm" svg:height="0.962cm" svg:x="13.557cm" svg:y="10.624cm">
          <draw:text-box>
            <text:p>false</text:p>
          </draw:text-box>
        </draw:frame>
        <draw:connector draw:style-name="gr5" draw:text-style-name="P3" draw:layer="layout" svg:x1="9.808cm" svg:y1="11.447cm" svg:x2="9.128cm" svg:y2="12.46cm" draw:start-shape="id3" draw:start-glue-point="5" draw:end-shape="id5" draw:end-glue-point="4" svg:d="M9808 11447h-680v1013" svg:viewBox="0 0 681 1014">
          <text:p/>
        </draw:connector>
        <draw:frame draw:style-name="gr6" draw:text-style-name="P4" draw:layer="layout" svg:width="2.159cm" svg:height="0.962cm" svg:x="8.493cm" svg:y="10.355cm">
          <draw:text-box>
            <text:p>true</text:p>
          </draw:text-box>
        </draw:frame>
        <draw:custom-shape draw:style-name="gr9" draw:text-style-name="P5" xml:id="id5" draw:id="id5" draw:layer="layout" svg:width="0.508cm" svg:height="0.508cm" svg:x="8.874cm" svg:y="12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svg:x1="5.127cm" svg:y1="11.571cm" svg:x2="8.874cm" svg:y2="12.714cm" draw:start-shape="id2" draw:start-glue-point="2" draw:end-shape="id5" draw:end-glue-point="6" svg:d="M5127 11571v1143h3747" svg:viewBox="0 0 3748 1144">
          <text:p/>
        </draw:connector>
        <draw:connector draw:style-name="gr5" draw:text-style-name="P3" draw:layer="layout" draw:type="line" svg:x1="9.128cm" svg:y1="12.968cm" svg:x2="9.128cm" svg:y2="14.195cm" draw:start-shape="id5" draw:start-glue-point="8" draw:end-shape="id6" draw:end-glue-point="0" svg:d="M9128 12968v1227" svg:viewBox="0 0 1 1228">
          <text:p/>
        </draw:connector>
        <draw:connector draw:style-name="gr5" draw:text-style-name="P3" draw:layer="layout" draw:type="line" svg:x1="7.848cm" svg:y1="2.843cm" svg:x2="7.848cm" svg:y2="3.516cm" draw:start-shape="id7" draw:start-glue-point="2" draw:end-shape="id8" draw:end-glue-point="0" svg:d="M7848 2843v673" svg:viewBox="0 0 1 674">
          <text:p/>
        </draw:connector>
        <draw:connector draw:style-name="gr5" draw:text-style-name="P3" draw:layer="layout" draw:type="line" svg:x1="7.848cm" svg:y1="4.786cm" svg:x2="7.848cm" svg:y2="5.616cm" draw:start-shape="id8" draw:start-glue-point="2" draw:end-shape="id9" draw:end-glue-point="0" svg:d="M7848 4786v830" svg:viewBox="0 0 1 831">
          <text:p/>
        </draw:connector>
        <draw:connector draw:style-name="gr5" draw:text-style-name="P3" draw:layer="layout" draw:type="line" svg:x1="7.848cm" svg:y1="6.886cm" svg:x2="7.848cm" svg:y2="8.246cm" draw:start-shape="id9" draw:start-glue-point="2" draw:end-shape="id1" draw:end-glue-point="4" svg:d="M7848 6886v1360" svg:viewBox="0 0 1 1361">
          <text:p/>
        </draw:connector>
        <draw:custom-shape draw:style-name="gr8" draw:text-style-name="P2" xml:id="id4" draw:id="id4" draw:layer="layout" svg:width="4.064cm" svg:height="1.27cm" svg:x="13.319cm" svg:y="13.257cm">
          <text:p text:style-name="P1"><text:span text:style-name="T1">x+=4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0" draw:id="id10" draw:layer="layout" svg:width="0.508cm" svg:height="0.508cm" svg:x="15.097cm" svg:y="16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5.351cm" svg:y1="14.527cm" svg:x2="15.351cm" svg:y2="16.397cm" draw:start-shape="id4" draw:start-glue-point="2" draw:end-shape="id10" draw:end-glue-point="4" svg:d="M15351 14527v1870" svg:viewBox="0 0 1 1871">
          <text:p/>
        </draw:connector>
        <draw:connector draw:style-name="gr5" draw:text-style-name="P3" draw:layer="layout" svg:x1="9.128cm" svg:y1="15.465cm" svg:x2="15.097cm" svg:y2="16.651cm" draw:start-shape="id6" draw:start-glue-point="2" draw:end-shape="id10" draw:end-glue-point="6" svg:d="M9128 15465v1186h5969" svg:viewBox="0 0 5970 1187">
          <text:p/>
        </draw:connector>
        <draw:connector draw:style-name="gr5" draw:text-style-name="P3" draw:layer="layout" draw:type="line" svg:x1="15.351cm" svg:y1="16.905cm" svg:x2="15.351cm" svg:y2="17.764cm" draw:start-shape="id10" draw:start-glue-point="8" draw:end-shape="id11" draw:end-glue-point="0" svg:d="M15351 16905v859" svg:viewBox="0 0 1 860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17T20:02:42.003000000</meta:creation-date>
    <dc:date>2020-10-17T20:29:29.055000000</dc:date>
    <meta:editing-duration>PT6M15S</meta:editing-duration>
    <meta:editing-cycles>1</meta:editing-cycles>
    <meta:document-statistic meta:object-count="27"/>
    <meta:generator>LibreOffice/6.3.2.2$Windows_X86_64 LibreOffice_project/98b30e735bda24bc04ab42594c85f7fd8be07b9c</meta:generator>
  </office:meta>
</office:document-meta>
</file>